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bda16" officeooo:paragraph-rsid="000bda16"/>
    </style:style>
    <style:style style:name="P2" style:family="paragraph" style:parent-style-name="Standard">
      <style:text-properties officeooo:rsid="000bda16" officeooo:paragraph-rsid="0014c7a9"/>
    </style:style>
    <style:style style:name="P3" style:family="paragraph" style:parent-style-name="Heading_20_3">
      <style:text-properties officeooo:paragraph-rsid="0014c7a9"/>
    </style:style>
    <style:style style:name="P4" style:family="paragraph" style:parent-style-name="Standard" style:list-style-name="L1">
      <style:text-properties officeooo:rsid="0011ca9b" officeooo:paragraph-rsid="0011ca9b"/>
    </style:style>
    <style:style style:name="P5" style:family="paragraph" style:parent-style-name="Standard" style:list-style-name="L2">
      <style:text-properties officeooo:rsid="0011ca9b" officeooo:paragraph-rsid="0011ca9b"/>
    </style:style>
    <style:style style:name="P6" style:family="paragraph" style:parent-style-name="Standard" style:list-style-name="L2">
      <style:text-properties officeooo:rsid="0011ca9b" officeooo:paragraph-rsid="0014c7a9"/>
    </style:style>
    <style:style style:name="P7" style:family="paragraph" style:parent-style-name="Standard" style:list-style-name="L1">
      <style:text-properties officeooo:rsid="000bda16" officeooo:paragraph-rsid="000bda16"/>
    </style:style>
    <style:style style:name="P8" style:family="paragraph" style:parent-style-name="Standard" style:list-style-name="L1">
      <style:text-properties officeooo:rsid="00131916" officeooo:paragraph-rsid="00131916"/>
    </style:style>
    <style:style style:name="P9" style:family="paragraph" style:parent-style-name="Standard" style:list-style-name="L2">
      <style:text-properties officeooo:rsid="000d03f5" officeooo:paragraph-rsid="000d03f5"/>
    </style:style>
    <style:style style:name="P10" style:family="paragraph" style:parent-style-name="Standard" style:list-style-name="L2">
      <style:text-properties officeooo:rsid="000d03f5" officeooo:paragraph-rsid="0014c7a9"/>
    </style:style>
    <style:style style:name="P11" style:family="paragraph" style:parent-style-name="Standard" style:list-style-name="L2">
      <style:text-properties officeooo:rsid="000d03f5" officeooo:paragraph-rsid="00160c4d"/>
    </style:style>
    <style:style style:name="P12" style:family="paragraph" style:parent-style-name="Standard" style:list-style-name="L2">
      <style:text-properties fo:color="#800000" officeooo:rsid="00131916" officeooo:paragraph-rsid="00131916"/>
    </style:style>
    <style:style style:name="P13" style:family="paragraph" style:parent-style-name="Standard" style:list-style-name="L2">
      <style:text-properties fo:color="#800000" officeooo:rsid="00131916" officeooo:paragraph-rsid="0014c7a9"/>
    </style:style>
    <style:style style:name="P14" style:family="paragraph" style:parent-style-name="Standard" style:list-style-name="L2">
      <style:text-properties fo:color="#800000" officeooo:rsid="00131916" officeooo:paragraph-rsid="00160c4d"/>
    </style:style>
    <style:style style:name="P15" style:family="paragraph" style:parent-style-name="Standard" style:list-style-name="L3">
      <style:text-properties officeooo:rsid="000d60ec" officeooo:paragraph-rsid="000d60ec"/>
    </style:style>
    <style:style style:name="P16" style:family="paragraph" style:parent-style-name="Standard" style:list-style-name="L3">
      <style:text-properties officeooo:rsid="000d60ec" officeooo:paragraph-rsid="000ed1f1"/>
    </style:style>
    <style:style style:name="P17" style:family="paragraph" style:parent-style-name="Standard" style:list-style-name="L3">
      <style:text-properties officeooo:rsid="000ed1f1" officeooo:paragraph-rsid="000fc0a5"/>
    </style:style>
    <style:style style:name="P18" style:family="paragraph" style:parent-style-name="Standard" style:list-style-name="L3">
      <style:text-properties officeooo:rsid="000fc0a5" officeooo:paragraph-rsid="000fc0a5"/>
    </style:style>
    <style:style style:name="P19" style:family="paragraph" style:parent-style-name="Standard" style:list-style-name="L3">
      <style:text-properties officeooo:rsid="001472f6" officeooo:paragraph-rsid="001472f6"/>
    </style:style>
    <style:style style:name="P20" style:family="paragraph" style:parent-style-name="Standard">
      <style:text-properties officeooo:paragraph-rsid="000bda16"/>
    </style:style>
    <style:style style:name="T1" style:family="text">
      <style:text-properties officeooo:rsid="000ed1f1"/>
    </style:style>
    <style:style style:name="T2" style:family="text">
      <style:text-properties officeooo:rsid="0011ca9b"/>
    </style:style>
    <style:style style:name="T3" style:family="text">
      <style:text-properties officeooo:rsid="00131916"/>
    </style:style>
    <style:style style:name="T4" style:family="text">
      <style:text-properties officeooo:rsid="001472f6"/>
    </style:style>
    <style:style style:name="T5" style:family="text">
      <style:text-properties officeooo:rsid="0014c7a9"/>
    </style:style>
    <style:style style:name="T6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lan et fonctionalités</text:p>
      <text:p text:style-name="P20"/>
      <text:h text:style-name="Heading_20_3" text:outline-level="3">Vocab<text:span text:style-name="T2">ulaire et conventions</text:span>:</text:h>
      <text:list xml:id="list7817169391509830980" text:style-name="L1">
        <text:list-item>
          <text:p text:style-name="P4">Un <text:span text:style-name="T6">compte</text:span> contient des <text:span text:style-name="T6">dossiers</text:span>.</text:p>
        </text:list-item>
        <text:list-item>
          <text:p text:style-name="P7"><text:span text:style-name="T2">U</text:span>n <text:span text:style-name="T6">dossier</text:span> contient des <text:span text:style-name="T6">fiches</text:span>.</text:p>
        </text:list-item>
        <text:list-item>
          <text:p text:style-name="P4">Une <text:span text:style-name="T6">fiche</text:span> contient 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4">un titre</text:p>
                                </text:list-item>
                                <text:list-item>
                                  <text:p text:style-name="P8">une localisation géographique</text:p>
                                </text:list-item>
                                <text:list-item>
                                  <text:p text:style-name="P4">une notation (valeur par defaut)</text:p>
                                </text:list-item>
                                <text:list-item>
                                  <text:p text:style-name="P4">un nombre de champs n (choix de l'utilisateur)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h text:style-name="Heading_20_3" text:outline-level="3">Le site:</text:h>
      <text:p text:style-name="P1"/>
      <text:list xml:id="list6463409254362519381" text:style-name="L2">
        <text:list-item>
          <text:p text:style-name="P9"><text:span text:style-name="T2">H</text:span>eader: logo, recherche.</text:p>
          <text:list>
            <text:list-item>
              <text:list>
                <text:list-header>
                  <text:p text:style-name="P12">Recherche parmis les dossiers et les fiches et resultats affichés dans l'espace liste sousjacent.</text:p>
                </text:list-header>
              </text:list>
            </text:list-item>
          </text:list>
        </text:list-item>
        <text:list-item>
          <text:p text:style-name="P5">Carte <text:s/>centrale interactive affichant le/les elements selectionés.</text:p>
          <text:list>
            <text:list-item>
              <text:list>
                <text:list-header>
                  <text:p text:style-name="P12">Possibilité de deplacement et selection d'une fiche par click sur son pointeur.</text:p>
                </text:list-header>
              </text:list>
            </text:list-item>
          </text:list>
        </text:list-item>
        <text:list-item>
          <text:p text:style-name="P9"><text:span text:style-name="T2">M</text:span>enu: photo profil, "mon profil", "parametres", "About us", "deconnexion" <text:span text:style-name="T2">etc</text:span>.</text:p>
          <text:list>
            <text:list-item>
              <text:list>
                <text:list-header>
                  <text:p text:style-name="P12">Gestion de compte, de connexion/déconnexion.</text:p>
                </text:list-header>
              </text:list>
            </text:list-item>
          </text:list>
        </text:list-item>
        <text:list-item>
          <text:p text:style-name="P5">Liste de fiches et <text:span text:style-name="T3">dossiers.</text:span></text:p>
          <text:list>
            <text:list-item>
              <text:list>
                <text:list-header>
                  <text:p text:style-name="P12">Dossiers sous forme d'intercalaires suivis d'une liste des fiches du dossier séléctioné avec des fonctions de tri, de suppréssion, d'ajout et de modification de ces derniers.</text:p>
                </text:list-header>
              </text:list>
            </text:list-item>
          </text:list>
        </text:list-item>
      </text:list>
      <text:h text:style-name="P3" text:outline-level="3">L'<text:span text:style-name="T5">appli</text:span>:</text:h>
      <text:p text:style-name="P2"/>
      <text:list xml:id="list111851441113689" text:continue-numbering="true" text:style-name="L2">
        <text:list-item>
          <text:p text:style-name="P10"><text:span text:style-name="T2">H</text:span>eader: logo, recherche.</text:p>
          <text:list>
            <text:list-item>
              <text:list>
                <text:list-header>
                  <text:p text:style-name="P13">Recherche parmis les dossiers et les fiches et resultats affichés dans l'espace liste sousjacent.</text:p>
                </text:list-header>
              </text:list>
            </text:list-item>
          </text:list>
        </text:list-item>
        <text:list-item>
          <text:p text:style-name="P11"><text:span text:style-name="T2">M</text:span>enu: photo profil, "mon profil", "parametres", "About us", "deconnexion" <text:span text:style-name="T2">etc</text:span>.</text:p>
          <text:list>
            <text:list-item>
              <text:list>
                <text:list-header>
                  <text:p text:style-name="P14">Gestion de compte, de connexion/déconnexion.</text:p>
                </text:list-header>
              </text:list>
            </text:list-item>
          </text:list>
        </text:list-item>
        <text:list-item>
          <text:p text:style-name="P6">Carte <text:s/><text:span text:style-name="T5">en haut de page</text:span> affichant le/les elements selectionés.</text:p>
          <text:list>
            <text:list-item>
              <text:list>
                <text:list-header>
                  <text:p text:style-name="P13"><text:span text:style-name="T5">Affichage minimaliste des localisations des fiches</text:span>.</text:p>
                </text:list-header>
              </text:list>
            </text:list-item>
          </text:list>
        </text:list-item>
        <text:list-item>
          <text:p text:style-name="P6">L<text:span text:style-name="T5">es</text:span> <text:span text:style-name="T3">dossiers.</text:span></text:p>
          <text:list>
            <text:list-item>
              <text:list>
                <text:list-header>
                  <text:p text:style-name="P13">Dossiers sous forme d<text:span text:style-name="T5">e grille d'icones menant</text:span> <text:span text:style-name="T5">sur </text:span>une liste des fiches du dossier séléctioné avec des fonctions de tri, de suppréssion, d'ajout et de modification de ces derniers.</text:p>
                </text:list-header>
              </text:list>
            </text:list-item>
          </text:list>
        </text:list-item>
      </text:list>
      <text:h text:style-name="P3" text:outline-level="3"><text:soft-page-break/></text:h>
      <text:h text:style-name="Heading_20_3" text:outline-level="3"/>
      <text:h text:style-name="Heading_20_3" text:outline-level="3">B<text:span text:style-name="T4">ase de donéés</text:span>:</text:h>
      <text:list xml:id="list3998152251883257135" text:style-name="L3">
        <text:list-item>
          <text:p text:style-name="P15">donnees d'utilisateur: mail, pseudo, mt de passe</text:p>
        </text:list-item>
        <text:list-item>
          <text:p text:style-name="P15">dossiers: nom, contient des fiches</text:p>
        </text:list-item>
        <text:list-item>
          <text:p text:style-name="P16">fiches: nom, <text:span text:style-name="T1">visité/pas visité</text:span>, localisation, <text:span text:style-name="T1">un certain mombre de champs</text:span></text:p>
        </text:list-item>
        <text:list-item>
          <text:p text:style-name="P17">les champs: </text:p>
          <text:list>
            <text:list-header>
              <text:p text:style-name="P17">champ de titre secondaire <text:span text:style-name="T4">(champ de texte court permetant d'organiser le contenu)</text:span>, </text:p>
              <text:p text:style-name="P17">champ de texte etendu <text:span text:style-name="T4">(description longue, redaction, histoire)</text:span>, </text:p>
              <text:p text:style-name="P17">champ de date, </text:p>
              <text:p text:style-name="P17">une liste <text:span text:style-name="T4">(d'objets variables, chiffres, noms, etc...)</text:span>,</text:p>
              <text:p text:style-name="P18">couleur <text:span text:style-name="T4">(defini les accents de couleur de la fiche, valeur par defaut nécessaire)</text:span>,</text:p>
              <text:p text:style-name="P17">not<text:span text:style-name="T4">ation (a paramétres variables),</text:span></text:p>
              <text:p text:style-name="P19">séparateur (barre ou espace pour la separation de groupes de champs).</text:p>
            </text:list-header>
          </text:list>
          <text:p text:style-name="P1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2M15S</meta:editing-duration>
    <meta:editing-cycles>9</meta:editing-cycles>
    <meta:generator>LibreOffice/5.2.5.1$Windows_x86 LibreOffice_project/0312e1a284a7d50ca85a365c316c7abbf20a4d22</meta:generator>
    <dc:date>2017-03-24T11:18:48.653000000</dc:date>
    <meta:document-statistic meta:table-count="0" meta:image-count="0" meta:object-count="0" meta:page-count="2" meta:paragraph-count="40" meta:word-count="321" meta:character-count="2020" meta:non-whitespace-character-count="1767"/>
    <meta:user-defined meta:name="Info 1"/>
    <meta:user-defined meta:name="Info 2"/>
    <meta:user-defined meta:name="Info 3"/>
    <meta:user-defined meta:name="Info 4"/>
  </office:meta>
</office:document-meta>
</file>